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332d0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1a93fd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1bd941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1ebf20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26bbfb" style:font-size-asian="10pt" style:font-size-complex="10pt"/>
    </style:style>
    <style:style style:name="T1" style:family="text">
      <style:text-properties officeooo:rsid="001332d0"/>
    </style:style>
    <style:style style:name="T2" style:family="text">
      <style:text-properties officeooo:rsid="001a93fd"/>
    </style:style>
    <style:style style:name="T3" style:family="text">
      <style:text-properties officeooo:rsid="001b8025"/>
    </style:style>
    <style:style style:name="T4" style:family="text">
      <style:text-properties officeooo:rsid="001bbc01"/>
    </style:style>
    <style:style style:name="T5" style:family="text">
      <style:text-properties officeooo:rsid="001bd941"/>
    </style:style>
    <style:style style:name="T6" style:family="text">
      <style:text-properties officeooo:rsid="001db0b3"/>
    </style:style>
    <style:style style:name="T7" style:family="text">
      <style:text-properties officeooo:rsid="001ebf20"/>
    </style:style>
    <style:style style:name="T8" style:family="text">
      <style:text-properties officeooo:rsid="00200b2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32d0" style:font-weight-asian="bold" style:font-weight-complex="bold"/>
    </style:style>
    <style:style style:name="T11" style:family="text">
      <style:text-properties fo:font-weight="bold" officeooo:rsid="001a93fd" style:font-weight-asian="bold" style:font-weight-complex="bold"/>
    </style:style>
    <style:style style:name="T12" style:family="text">
      <style:text-properties fo:font-weight="bold" officeooo:rsid="001bd941" style:font-weight-asian="bold" style:font-weight-complex="bold"/>
    </style:style>
    <style:style style:name="T13" style:family="text">
      <style:text-properties fo:font-weight="bold" officeooo:rsid="001ebf20" style:font-weight-asian="bold" style:font-weight-complex="bold"/>
    </style:style>
    <style:style style:name="T14" style:family="text">
      <style:text-properties officeooo:rsid="0021789c"/>
    </style:style>
    <style:style style:name="T15" style:family="text">
      <style:text-properties officeooo:rsid="0022c10d"/>
    </style:style>
    <style:style style:name="T16" style:family="text">
      <style:text-properties fo:color="#000080"/>
    </style:style>
    <style:style style:name="T17" style:family="text">
      <style:text-properties fo:color="#000080" officeooo:rsid="0022c10d"/>
    </style:style>
    <style:style style:name="T18" style:family="text">
      <style:text-properties fo:color="#000080" officeooo:rsid="00261281"/>
    </style:style>
    <style:style style:name="T19" style:family="text">
      <style:text-properties fo:color="#c0c0c0"/>
    </style:style>
    <style:style style:name="T20" style:family="text">
      <style:text-properties fo:color="#c0c0c0" officeooo:rsid="0022c10d"/>
    </style:style>
    <style:style style:name="T21" style:family="text">
      <style:text-properties fo:color="#c0c0c0" officeooo:rsid="0023711d"/>
    </style:style>
    <style:style style:name="T22" style:family="text">
      <style:text-properties fo:color="#c0c0c0" officeooo:rsid="00261281"/>
    </style:style>
    <style:style style:name="T23" style:family="text">
      <style:text-properties fo:color="#008000"/>
    </style:style>
    <style:style style:name="T24" style:family="text">
      <style:text-properties fo:color="#008000" officeooo:rsid="0022c10d"/>
    </style:style>
    <style:style style:name="T25" style:family="text">
      <style:text-properties fo:color="#008000" officeooo:rsid="0023711d"/>
    </style:style>
    <style:style style:name="T26" style:family="text">
      <style:text-properties fo:color="#808000"/>
    </style:style>
    <style:style style:name="T27" style:family="text">
      <style:text-properties fo:color="#808000" officeooo:rsid="0022c10d"/>
    </style:style>
    <style:style style:name="T28" style:family="text">
      <style:text-properties fo:color="#000000"/>
    </style:style>
    <style:style style:name="T29" style:family="text">
      <style:text-properties fo:color="#000000" officeooo:rsid="0022c10d"/>
    </style:style>
    <style:style style:name="T30" style:family="text">
      <style:text-properties fo:color="#000000" officeooo:rsid="00261281"/>
    </style:style>
    <style:style style:name="T31" style:family="text">
      <style:text-properties fo:color="#800080"/>
    </style:style>
    <style:style style:name="T32" style:family="text">
      <style:text-properties officeooo:rsid="0023711d"/>
    </style:style>
    <style:style style:name="T33" style:family="text">
      <style:text-properties officeooo:rsid="00261281"/>
    </style:style>
    <style:style style:name="T34" style:family="text">
      <style:text-properties officeooo:rsid="00284269"/>
    </style:style>
    <style:style style:name="T35" style:family="text">
      <style:text-properties officeooo:rsid="002a2d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、可变参数的函数</text:p>
      <text:p text:style-name="P1">&lt;stdarg.h&gt;头文件中定义了一些宏，用于可变参数的函数，如下</text:p>
      <text:p text:style-name="P2"><text:span text:style-name="T10">va_list</text:span><text:span text:style-name="T1">：这种类型声明局部状态变量</text:span><text:span text:style-name="T3">，假设变量名为va</text:span><text:span text:style-name="T4">（用于下面的描述）</text:span><text:span text:style-name="T1">，用于遍历函数。</text:span></text:p>
      <text:p text:style-name="P3"><text:span text:style-name="T11">va_start</text:span><text:span text:style-name="T2">：这个宏初始化状态变量</text:span><text:span text:style-name="T5">va，要先调用之后才能调用va_arg与va_end。</text:span></text:p>
      <text:p text:style-name="P4"><text:span text:style-name="T12">va_arg</text:span><text:span text:style-name="T5">：这个宏返回参数表中下一个参数的值</text:span><text:span text:style-name="T6">，将内部指针（在va中）移到下一个参数，下一个参数的类型要用type指定，使va_arg能够计算其在堆栈中的长度，调用va_start之后第一次调用va_arg返回第一个可变参数的值。</text:span></text:p>
      <text:p text:style-name="P5"><text:span text:style-name="T13">va_end</text:span><text:span text:style-name="T7">：这个函数或宏在用</text:span><text:span text:style-name="T8">va_arg读取所有参数之后调用，对va进行必要的整理操作。</text:span></text:p>
      <text:p text:style-name="P5"><text:span text:style-name="T13">va_copy</text:span><text:span text:style-name="T7">：C</text:span><text:span text:style-name="T14">99中新增，这个宏在dest中复制src的当前状态，在参数表中生成第二个指针，然后可以独立对src与dest采用va_arg，dest中要像src中一样调用va_end。</text:span></text:p>
      <text:p text:style-name="P5"><text:span text:style-name="T14">下面是一个简单的了例子</text:span><text:span text:style-name="T15">：</text:span></text:p>
      <text:p text:style-name="P7">#include &lt;stdio.h&gt;</text:p>
      <text:p text:style-name="P7">#include &lt;stdarg.h&gt;</text:p>
      <text:p text:style-name="P7"/>
      <text:p text:style-name="P7">void printargs(int num, ...)</text:p>
      <text:p text:style-name="P7">{</text:p>
      <text:p text:style-name="P7"><text:s text:c="4"/>va_list va;</text:p>
      <text:p text:style-name="P7"><text:s text:c="4"/>va_start(va, num);</text:p>
      <text:p text:style-name="P7"><text:s text:c="4"/>int index = 0;</text:p>
      <text:p text:style-name="P7"><text:s text:c="4"/>int value = num;</text:p>
      <text:p text:style-name="P7"><text:s text:c="4"/>while (1) {</text:p>
      <text:p text:style-name="P7"><text:s text:c="8"/>printf("args[%d] = %d\n", index, value);</text:p>
      <text:p text:style-name="P7"><text:s text:c="8"/>if ((value = va_arg(va, int)) == 0) {</text:p>
      <text:p text:style-name="P7"><text:s text:c="12"/>break;</text:p>
      <text:p text:style-name="P7"><text:s text:c="8"/>}</text:p>
      <text:p text:style-name="P7"><text:s text:c="8"/>index++;</text:p>
      <text:p text:style-name="P7"><text:s text:c="4"/>}</text:p>
      <text:p text:style-name="P7"><text:s text:c="4"/>va_end(va);</text:p>
      <text:p text:style-name="P7">}</text:p>
      <text:p text:style-name="P7"/>
      <text:p text:style-name="P7">int main(void)</text:p>
      <text:p text:style-name="P7">{</text:p>
      <text:p text:style-name="P7"><text:s text:c="4"/>printargs(1, 2, 3, 4, 5, 0);</text:p>
      <text:p text:style-name="P7"/>
      <text:p text:style-name="P7"><text:s text:c="4"/>return 0;</text:p>
      <text:p text:style-name="P7">}</text:p>
      <text:p text:style-name="P2"><text:span text:style-name="T1">输出结果如下</text:span><text:span text:style-name="T32">：</text:span></text:p>
      <text:p text:style-name="P7"><text:s text:c="4"/>args[0] = 1</text:p>
      <text:p text:style-name="P7"><text:s text:c="4"/>args[1] = 2</text:p>
      <text:p text:style-name="P7"><text:s text:c="4"/>args[2] = 3</text:p>
      <text:p text:style-name="P7"><text:s text:c="4"/>args[3] = 4</text:p>
      <text:p text:style-name="P7"><text:s text:c="4"/>args[4] = 5</text:p>
      <text:p text:style-name="P1"><text:span text:style-name="T9">2、可变参数的宏</text:span></text:p>
      <text:p text:style-name="P1"><text:soft-page-break/>可变参数的宏<text:span text:style-name="T33">，有两种形式，如下例子：</text:span></text:p>
      <text:p text:style-name="P7">#define MultiArgs(format, ...) printf(format, __VA_ARGS__)</text:p>
      <text:p text:style-name="P7">#define PrintArgs(format, args...) printf(format, ##args)</text:p>
      <text:p text:style-name="P7"/>
      <text:p text:style-name="P8">MultiArgs("%s, %s\n", "hello", "world!"); // hello, world!</text:p>
      <text:p text:style-name="P8">PrintArgs("%s, %s\n", "hello", "c language!"); // hello, c language!</text:p>
      <text:p text:style-name="P1">需要注意的是<text:span text:style-name="T34">，上面两种参数宏的参数列表形式的差异，PrintArgs宏的arg参数后面不能有逗号</text:span><text:span text:style-name="T35">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22T20:52:24</meta:creation-date>
    <meta:generator>LibreOffice/4.0.2.2$Linux_X86_64 LibreOffice_project/400m0$Build-2</meta:generator>
    <dc:date>2015-04-22T21:25:02</dc:date>
    <dc:creator>hanjunjie </dc:creator>
    <meta:editing-duration>PT26M58S</meta:editing-duration>
    <meta:editing-cycles>31</meta:editing-cycles>
    <meta:document-statistic meta:table-count="0" meta:image-count="0" meta:object-count="0" meta:page-count="2" meta:paragraph-count="43" meta:word-count="464" meta:character-count="1172" meta:non-whitespace-character-count="1007"/>
  </office:meta>
</office:document-meta>
</file>